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3">
          <table:table-cell office:value-type="string">
            <text:p>mass</text:p>
          </table:table-cell>
          <table:table-cell office:value-type="float" office:value="0.896">
            <text:p>0.896</text:p>
          </table:table-cell>
          <table:table-cell office:value-type="string">
            <text:p>height</text:p>
          </table:table-cell>
          <table:table-cell office:value-type="float" office:value="1.8288">
            <text:p>1.8288</text:p>
          </table:table-cell>
        </table:table-row>
        <table:table-row table:style-name="ro3">
          <table:table-cell office:value-type="string">
            <text:p>radius</text:p>
          </table:table-cell>
          <table:table-cell office:value-type="float" office:value="0.03175">
            <text:p>0.03175</text:p>
          </table:table-cell>
          <table:table-cell table:number-columns-repeated="2"/>
        </table:table-row>
        <table:table-row table:style-name="ro3">
          <table:table-cell office:value-type="string">
            <text:p>z</text:p>
          </table:table-cell>
          <table:table-cell table:formula="of:=[.B1]*[.B2]*[.B2]/2" office:value-type="float" office:value="0.000451612">
            <text:p>0.000451612</text:p>
          </table:table-cell>
          <table:table-cell table:number-columns-repeated="2"/>
        </table:table-row>
        <table:table-row table:style-name="ro3">
          <table:table-cell office:value-type="string">
            <text:p>x,y</text:p>
          </table:table-cell>
          <table:table-cell table:formula="of:=[.B1]/12*(3*[.B2]*[.B2]+[.D1]*[.D1])" office:value-type="float" office:value="0.24994917752">
            <text:p>0.2499491775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Lurz</meta:initial-creator>
    <meta:creation-date>2015-11-29T18:22:39</meta:creation-date>
    <dc:date>2016-06-30T08:04:46</dc:date>
    <dc:creator>Joshua Lurz</dc:creator>
    <meta:editing-duration>PT8M8S</meta:editing-duration>
    <meta:editing-cycles>5</meta:editing-cycles>
    <meta:generator>LibreOffice/3.5$Linux_X86_64 LibreOffice_project/350m1$Build-2</meta:generator>
    <meta:document-statistic meta:table-count="3" meta:cell-count="10" meta:object-count="0"/>
  </office:meta>
</office:document-meta>
</file>